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2cm"/>
    </style:style>
    <style:style style:name="co16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48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626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39cm"/>
    </style:style>
    <style:style style:name="co18" style:family="table-column">
      <style:table-column-properties fo:break-before="auto" style:column-width="1.485cm"/>
    </style:style>
    <style:style style:name="co19" style:family="table-column">
      <style:table-column-properties fo:break-before="auto" style:column-width="1.815cm"/>
    </style:style>
    <style:style style:name="co20" style:family="table-column">
      <style:table-column-properties fo:break-before="auto" style:column-width="1.7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5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23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7" style:family="table-cell" style:parent-style-name="Default" style:data-style-name="N110">
      <style:table-cell-properties style:rotation-angle="45"/>
    </style:style>
    <style:style style:name="ce8" style:family="table-cell" style:parent-style-name="Default" style:data-style-name="N11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number-columns-repeated="1005" table:default-cell-style-name="Default"/>
        <table:table-row table:style-name="ro3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;;;;;;;;;;;;;;;;;;;;;;;;;;;;;;;;;;;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7" office:value-type="string" calcext:value-type="string">
            <text:p>Distance total</text:p>
          </table:table-cell>
          <table:table-cell table:style-name="ce7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3"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style-name="ce27"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table:style-name="ce28" office:value-type="currency" office:currency="EUR" office:value="9.2" calcext:value-type="currency">
            <text:p>9,20 €</text:p>
          </table:table-cell>
          <table:table-cell table:style-name="ce28" office:value-type="currency" office:currency="EUR" office:value="1.5" calcext:value-type="currency">
            <text:p>1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]+[.K2]+[.L2]" office:value-type="currency" office:currency="EUR" office:value="10.7" calcext:value-type="currency">
            <text:p>10,70 €</text:p>
          </table:table-cell>
          <table:table-cell table:style-name="ce28" table:formula="of:=[.M2]" office:value-type="currency" office:currency="EUR" office:value="10.7" calcext:value-type="currency">
            <text:p>10,70 €</text:p>
          </table:table-cell>
          <table:table-cell table:style-name="ce29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3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style-name="ce27"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" calcext:value-type="currency">
            <text:p>7,50 €</text:p>
          </table:table-cell>
          <table:table-cell table:style-name="ce28" table:formula="of:=3.6+8.11" office:value-type="currency" office:currency="EUR" office:value="11.71" calcext:value-type="currency">
            <text:p>11,71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]+[.K3]+[.L3]" office:value-type="currency" office:currency="EUR" office:value="19.21" calcext:value-type="currency">
            <text:p>19,21 €</text:p>
          </table:table-cell>
          <table:table-cell table:style-name="ce28" table:formula="of:=[.N2]+[.M3]" office:value-type="currency" office:currency="EUR" office:value="29.91" calcext:value-type="currency">
            <text:p>29,91 €</text:p>
          </table:table-cell>
          <table:table-cell table:style-name="ce29" table:formula="of:=[.A3]*budgetjour-[.N3]" office:value-type="currency" office:currency="EUR" office:value="30.09" calcext:value-type="currency">
            <text:p>30,09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3" table:formula="of:=[.B3]+1" office:value-type="date" office:date-value="2021-06-03" calcext:value-type="date">
            <text:p>jeu. 3 juin</text:p>
          </table:table-cell>
          <table:table-cell table:style-name="ce25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style-name="ce27"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8.39" calcext:value-type="currency">
            <text:p>8,39 €</text:p>
          </table:table-cell>
          <table:table-cell table:style-name="ce28" office:value-type="currency" office:currency="EUR" office:value="7.63" calcext:value-type="currency">
            <text:p>7,63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]+[.K4]+[.L4]" office:value-type="currency" office:currency="EUR" office:value="16.02" calcext:value-type="currency">
            <text:p>16,02 €</text:p>
          </table:table-cell>
          <table:table-cell table:style-name="ce28" table:formula="of:=[.N3]+[.M4]" office:value-type="currency" office:currency="EUR" office:value="45.93" calcext:value-type="currency">
            <text:p>45,93 €</text:p>
          </table:table-cell>
          <table:table-cell table:style-name="ce29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3" table:formula="of:=[.B4]+1" office:value-type="date" office:date-value="2021-06-04" calcext:value-type="date">
            <text:p>ven. 4 juin</text:p>
          </table:table-cell>
          <table:table-cell table:style-name="ce25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style-name="ce27" table:formula="of:=[.H4]+[.G5]" office:value-type="float" office:value="1014" calcext:value-type="float">
            <text:p>1014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58.55" calcext:value-type="currency">
            <text:p>58,55 €</text:p>
          </table:table-cell>
          <table:table-cell table:style-name="ce28" table:formula="of:=3.5+11.27" office:value-type="currency" office:currency="EUR" office:value="14.77" calcext:value-type="currency">
            <text:p>14,77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5]+[.K5]+[.L5]" office:value-type="currency" office:currency="EUR" office:value="73.32" calcext:value-type="currency">
            <text:p>73,32 €</text:p>
          </table:table-cell>
          <table:table-cell table:style-name="ce28" table:formula="of:=[.N4]+[.M5]" office:value-type="currency" office:currency="EUR" office:value="119.25" calcext:value-type="currency">
            <text:p>119,25 €</text:p>
          </table:table-cell>
          <table:table-cell table:style-name="ce29" table:formula="of:=[.A5]*budgetjour-[.N5]" office:value-type="currency" office:currency="EUR" office:value="0.75" calcext:value-type="currency">
            <text:p>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3" table:formula="of:=[.B5]+1" office:value-type="date" office:date-value="2021-06-05" calcext:value-type="date">
            <text:p>sam. 5 juin</text:p>
          </table:table-cell>
          <table:table-cell table:style-name="ce25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style-name="ce27" table:formula="of:=[.H5]+[.G6]" office:value-type="float" office:value="1529" calcext:value-type="float">
            <text:p>1529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9.55" calcext:value-type="currency">
            <text:p>9,55 €</text:p>
          </table:table-cell>
          <table:table-cell table:style-name="ce28" table:formula="of:=4.15+11.5" office:value-type="currency" office:currency="EUR" office:value="15.65" calcext:value-type="currency">
            <text:p>15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6]+[.K6]+[.L6]" office:value-type="currency" office:currency="EUR" office:value="25.2" calcext:value-type="currency">
            <text:p>25,20 €</text:p>
          </table:table-cell>
          <table:table-cell table:style-name="ce28" table:formula="of:=[.N5]+[.M6]" office:value-type="currency" office:currency="EUR" office:value="144.45" calcext:value-type="currency">
            <text:p>144,45 €</text:p>
          </table:table-cell>
          <table:table-cell table:style-name="ce29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3" table:formula="of:=[.B6]+1" office:value-type="date" office:date-value="2021-06-06" calcext:value-type="date">
            <text:p>dim. 6 juin</text:p>
          </table:table-cell>
          <table:table-cell table:style-name="ce25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style-name="ce27" table:formula="of:=[.H6]+[.G7]" office:value-type="float" office:value="2388" calcext:value-type="float">
            <text:p>238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6.3" calcext:value-type="currency">
            <text:p>6,3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7]+[.K7]+[.L7]" office:value-type="currency" office:currency="EUR" office:value="6.3" calcext:value-type="currency">
            <text:p>6,30 €</text:p>
          </table:table-cell>
          <table:table-cell table:style-name="ce28" table:formula="of:=[.N6]+[.M7]" office:value-type="currency" office:currency="EUR" office:value="150.75" calcext:value-type="currency">
            <text:p>150,75 €</text:p>
          </table:table-cell>
          <table:table-cell table:style-name="ce29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3" table:formula="of:=[.B7]+1" office:value-type="date" office:date-value="2021-06-07" calcext:value-type="date">
            <text:p>lun. 7 juin</text:p>
          </table:table-cell>
          <table:table-cell table:style-name="ce25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style-name="ce27" table:formula="of:=[.H7]+[.G8]" office:value-type="float" office:value="3623" calcext:value-type="float">
            <text:p>3623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99" calcext:value-type="currency">
            <text:p>15,9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8]+[.K8]+[.L8]" office:value-type="currency" office:currency="EUR" office:value="15.99" calcext:value-type="currency">
            <text:p>15,99 €</text:p>
          </table:table-cell>
          <table:table-cell table:style-name="ce28" table:formula="of:=[.N7]+[.M8]" office:value-type="currency" office:currency="EUR" office:value="166.74" calcext:value-type="currency">
            <text:p>166,74 €</text:p>
          </table:table-cell>
          <table:table-cell table:style-name="ce29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3" table:formula="of:=[.B8]+1" office:value-type="date" office:date-value="2021-06-08" calcext:value-type="date">
            <text:p>mar. 8 juin</text:p>
          </table:table-cell>
          <table:table-cell table:style-name="ce25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style-name="ce27" table:formula="of:=[.H8]+[.G9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office:value-type="currency" office:currency="EUR" office:value="0.4" calcext:value-type="currency">
            <text:p>0,4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9]+[.K9]+[.L9]" office:value-type="currency" office:currency="EUR" office:value="7.95" calcext:value-type="currency">
            <text:p>7,95 €</text:p>
          </table:table-cell>
          <table:table-cell table:style-name="ce28" table:formula="of:=[.N8]+[.M9]" office:value-type="currency" office:currency="EUR" office:value="174.69" calcext:value-type="currency">
            <text:p>174,69 €</text:p>
          </table:table-cell>
          <table:table-cell table:style-name="ce29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3" table:formula="of:=[.B9]+1" office:value-type="date" office:date-value="2021-06-09" calcext:value-type="date">
            <text:p>mer. 9 juin</text:p>
          </table:table-cell>
          <table:table-cell table:style-name="ce25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style-name="ce27" table:formula="of:=[.H9]+[.G10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table:formula="of:=9.13+7.47" office:value-type="currency" office:currency="EUR" office:value="16.6" calcext:value-type="currency">
            <text:p>16,6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0]+[.K10]+[.L10]" office:value-type="currency" office:currency="EUR" office:value="24.15" calcext:value-type="currency">
            <text:p>24,15 €</text:p>
          </table:table-cell>
          <table:table-cell table:style-name="ce28" table:formula="of:=[.N9]+[.M10]" office:value-type="currency" office:currency="EUR" office:value="198.84" calcext:value-type="currency">
            <text:p>198,84 €</text:p>
          </table:table-cell>
          <table:table-cell table:style-name="ce29" table:formula="of:=[.A10]*budgetjour-[.N10]" office:value-type="currency" office:currency="EUR" office:value="71.16" calcext:value-type="currency">
            <text:p>7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3" table:formula="of:=[.B10]+1" office:value-type="date" office:date-value="2021-06-10" calcext:value-type="date">
            <text:p>jeu. 10 juin</text:p>
          </table:table-cell>
          <table:table-cell table:style-name="ce25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style-name="ce27" table:formula="of:=[.H10]+[.G11]" office:value-type="float" office:value="5430" calcext:value-type="float">
            <text:p>5430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0" calcext:value-type="currency">
            <text:p>10,0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11]+[.K11]+[.L11]" office:value-type="currency" office:currency="EUR" office:value="10" calcext:value-type="currency">
            <text:p>10,00 €</text:p>
          </table:table-cell>
          <table:table-cell table:style-name="ce28" table:formula="of:=[.N10]+[.M11]" office:value-type="currency" office:currency="EUR" office:value="208.84" calcext:value-type="currency">
            <text:p>208,84 €</text:p>
          </table:table-cell>
          <table:table-cell table:style-name="ce29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3" table:formula="of:=[.B11]+1" office:value-type="date" office:date-value="2021-06-11" calcext:value-type="date">
            <text:p>ven. 11 juin</text:p>
          </table:table-cell>
          <table:table-cell table:style-name="ce25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style-name="ce27" table:formula="of:=[.H11]+[.G12]" office:value-type="float" office:value="6017" calcext:value-type="float">
            <text:p>6017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0.49" calcext:value-type="currency">
            <text:p>20,49 €</text:p>
          </table:table-cell>
          <table:table-cell table:style-name="ce28" office:value-type="currency" office:currency="EUR" office:value="12.5" calcext:value-type="currency">
            <text:p>12,50 €</text:p>
          </table:table-cell>
          <table:table-cell table:style-name="ce28" table:formula="of:=[.J12]+[.K12]+[.L12]" office:value-type="currency" office:currency="EUR" office:value="32.99" calcext:value-type="currency">
            <text:p>32,99 €</text:p>
          </table:table-cell>
          <table:table-cell table:style-name="ce28" table:formula="of:=[.N11]+[.M12]" office:value-type="currency" office:currency="EUR" office:value="241.83" calcext:value-type="currency">
            <text:p>241,83 €</text:p>
          </table:table-cell>
          <table:table-cell table:style-name="ce29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3" table:formula="of:=[.B12]+1" office:value-type="date" office:date-value="2021-06-12" calcext:value-type="date">
            <text:p>sam. 12 juin</text:p>
          </table:table-cell>
          <table:table-cell table:style-name="ce25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style-name="ce27" table:formula="of:=[.H12]+[.G13]" office:value-type="float" office:value="6201" calcext:value-type="float">
            <text:p>6201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5.3" calcext:value-type="currency">
            <text:p>5,30 €</text:p>
          </table:table-cell>
          <table:table-cell table:style-name="ce28" office:value-type="currency" office:currency="EUR" office:value="9" calcext:value-type="currency">
            <text:p>9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3]+[.K13]+[.L13]" office:value-type="currency" office:currency="EUR" office:value="14.3" calcext:value-type="currency">
            <text:p>14,30 €</text:p>
          </table:table-cell>
          <table:table-cell table:style-name="ce28" table:formula="of:=[.N12]+[.M13]" office:value-type="currency" office:currency="EUR" office:value="256.13" calcext:value-type="currency">
            <text:p>256,13 €</text:p>
          </table:table-cell>
          <table:table-cell table:style-name="ce29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3" table:formula="of:=[.B13]+1" office:value-type="date" office:date-value="2021-06-13" calcext:value-type="date">
            <text:p>dim. 13 juin</text:p>
          </table:table-cell>
          <table:table-cell table:style-name="ce25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style-name="ce27" table:formula="of:=[.H13]+[.G14]" office:value-type="float" office:value="7128" calcext:value-type="float">
            <text:p>712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4.55" calcext:value-type="currency">
            <text:p>14,55 €</text:p>
          </table:table-cell>
          <table:table-cell table:style-name="ce28" office:value-type="currency" office:currency="EUR" office:value="22.5" calcext:value-type="currency">
            <text:p>22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4]+[.K14]+[.L14]" office:value-type="currency" office:currency="EUR" office:value="37.05" calcext:value-type="currency">
            <text:p>37,05 €</text:p>
          </table:table-cell>
          <table:table-cell table:style-name="ce28" table:formula="of:=[.N13]+[.M14]" office:value-type="currency" office:currency="EUR" office:value="293.18" calcext:value-type="currency">
            <text:p>293,18 €</text:p>
          </table:table-cell>
          <table:table-cell table:style-name="ce29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3" table:formula="of:=[.B14]+1" office:value-type="date" office:date-value="2021-06-14" calcext:value-type="date">
            <text:p>lun. 14 juin</text:p>
          </table:table-cell>
          <table:table-cell table:style-name="ce25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style-name="ce27" table:formula="of:=[.H14]+[.G15]" office:value-type="float" office:value="7905" calcext:value-type="float">
            <text:p>790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48" calcext:value-type="currency">
            <text:p>15,48 €</text:p>
          </table:table-cell>
          <table:table-cell table:style-name="ce28" office:value-type="currency" office:currency="EUR" office:value="7.8" calcext:value-type="currency">
            <text:p>7,80 €</text:p>
          </table:table-cell>
          <table:table-cell table:style-name="ce28" table:formula="of:=[.J15]+[.K15]+[.L15]" office:value-type="currency" office:currency="EUR" office:value="23.28" calcext:value-type="currency">
            <text:p>23,28 €</text:p>
          </table:table-cell>
          <table:table-cell table:style-name="ce28" table:formula="of:=[.N14]+[.M15]" office:value-type="currency" office:currency="EUR" office:value="316.46" calcext:value-type="currency">
            <text:p>316,46 €</text:p>
          </table:table-cell>
          <table:table-cell table:style-name="ce29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3" table:formula="of:=[.B15]+1" office:value-type="date" office:date-value="2021-06-15" calcext:value-type="date">
            <text:p>mar. 15 juin</text:p>
          </table:table-cell>
          <table:table-cell table:style-name="ce25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style-name="ce27" table:formula="of:=[.H15]+[.G16]" office:value-type="float" office:value="8716" calcext:value-type="float">
            <text:p>8716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0.4+5.5" office:value-type="currency" office:currency="EUR" office:value="5.9" calcext:value-type="currency">
            <text:p>5,9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6]+[.K16]+[.L16]" office:value-type="currency" office:currency="EUR" office:value="5.9" calcext:value-type="currency">
            <text:p>5,90 €</text:p>
          </table:table-cell>
          <table:table-cell table:style-name="ce28" table:formula="of:=[.N15]+[.M16]" office:value-type="currency" office:currency="EUR" office:value="322.36" calcext:value-type="currency">
            <text:p>322,36 €</text:p>
          </table:table-cell>
          <table:table-cell table:style-name="ce29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3" table:formula="of:=[.B16]+1" office:value-type="date" office:date-value="2021-06-16" calcext:value-type="date">
            <text:p>mer. 16 juin</text:p>
          </table:table-cell>
          <table:table-cell table:style-name="ce25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style-name="ce27" table:formula="of:=[.H16]+[.G17]" office:value-type="float" office:value="9237" calcext:value-type="float">
            <text:p>9237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5" calcext:value-type="currency">
            <text:p>45,00 €</text:p>
          </table:table-cell>
          <table:table-cell table:style-name="ce28" office:value-type="currency" office:currency="EUR" office:value="14.8" calcext:value-type="currency">
            <text:p>14,80 €</text:p>
          </table:table-cell>
          <table:table-cell table:style-name="ce28" office:value-type="currency" office:currency="EUR" office:value="19.99" calcext:value-type="currency">
            <text:p>19,99 €</text:p>
          </table:table-cell>
          <table:table-cell table:style-name="ce28" table:formula="of:=[.J17]+[.K17]+[.L17]" office:value-type="currency" office:currency="EUR" office:value="79.79" calcext:value-type="currency">
            <text:p>79,79 €</text:p>
          </table:table-cell>
          <table:table-cell table:style-name="ce28" table:formula="of:=[.N16]+[.M17]" office:value-type="currency" office:currency="EUR" office:value="402.15" calcext:value-type="currency">
            <text:p>402,15 €</text:p>
          </table:table-cell>
          <table:table-cell table:style-name="ce29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3" table:formula="of:=[.B17]+1" office:value-type="date" office:date-value="2021-06-17" calcext:value-type="date">
            <text:p>jeu. 17 juin</text:p>
          </table:table-cell>
          <table:table-cell table:style-name="ce25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style-name="ce27" table:formula="of:=[.H17]+[.G18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8]+[.K18]+[.L18]" office:value-type="currency" office:currency="EUR" office:value="0" calcext:value-type="currency">
            <text:p>0,00 €</text:p>
          </table:table-cell>
          <table:table-cell table:style-name="ce28" table:formula="of:=[.N17]+[.M18]" office:value-type="currency" office:currency="EUR" office:value="402.15" calcext:value-type="currency">
            <text:p>402,15 €</text:p>
          </table:table-cell>
          <table:table-cell table:style-name="ce29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3" table:formula="of:=[.B18]+1" office:value-type="date" office:date-value="2021-06-18" calcext:value-type="date">
            <text:p>ven. 18 juin</text:p>
          </table:table-cell>
          <table:table-cell table:style-name="ce25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8]+[.G19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9]+[.K19]+[.L19]" office:value-type="currency" office:currency="EUR" office:value="0" calcext:value-type="currency">
            <text:p>0,00 €</text:p>
          </table:table-cell>
          <table:table-cell table:style-name="ce28" table:formula="of:=[.N18]+[.M19]" office:value-type="currency" office:currency="EUR" office:value="402.15" calcext:value-type="currency">
            <text:p>402,15 €</text:p>
          </table:table-cell>
          <table:table-cell table:style-name="ce29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3" table:formula="of:=[.B19]+1" office:value-type="date" office:date-value="2021-06-19" calcext:value-type="date">
            <text:p>sam. 19 juin</text:p>
          </table:table-cell>
          <table:table-cell table:style-name="ce25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9]+[.G20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0]+[.K20]+[.L20]" office:value-type="currency" office:currency="EUR" office:value="0" calcext:value-type="currency">
            <text:p>0,00 €</text:p>
          </table:table-cell>
          <table:table-cell table:style-name="ce28" table:formula="of:=[.N19]+[.M20]" office:value-type="currency" office:currency="EUR" office:value="402.15" calcext:value-type="currency">
            <text:p>402,15 €</text:p>
          </table:table-cell>
          <table:table-cell table:style-name="ce29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3" table:formula="of:=[.B20]+1" office:value-type="date" office:date-value="2021-06-20" calcext:value-type="date">
            <text:p>dim. 20 juin</text:p>
          </table:table-cell>
          <table:table-cell table:style-name="ce25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0]+[.G21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1]+[.K21]+[.L21]" office:value-type="currency" office:currency="EUR" office:value="0" calcext:value-type="currency">
            <text:p>0,00 €</text:p>
          </table:table-cell>
          <table:table-cell table:style-name="ce28" table:formula="of:=[.N20]+[.M21]" office:value-type="currency" office:currency="EUR" office:value="402.15" calcext:value-type="currency">
            <text:p>402,15 €</text:p>
          </table:table-cell>
          <table:table-cell table:style-name="ce29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3" table:formula="of:=[.B21]+1" office:value-type="date" office:date-value="2021-06-21" calcext:value-type="date">
            <text:p>lun. 21 juin</text:p>
          </table:table-cell>
          <table:table-cell table:style-name="ce25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1]+[.G22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2]+[.K22]+[.L22]" office:value-type="currency" office:currency="EUR" office:value="0" calcext:value-type="currency">
            <text:p>0,00 €</text:p>
          </table:table-cell>
          <table:table-cell table:style-name="ce28" table:formula="of:=[.N21]+[.M22]" office:value-type="currency" office:currency="EUR" office:value="402.15" calcext:value-type="currency">
            <text:p>402,15 €</text:p>
          </table:table-cell>
          <table:table-cell table:style-name="ce29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3" table:formula="of:=[.B22]+1" office:value-type="date" office:date-value="2021-06-22" calcext:value-type="date">
            <text:p>mar. 22 juin</text:p>
          </table:table-cell>
          <table:table-cell table:style-name="ce25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style-name="ce27" table:formula="of:=[.H22]+[.G23]" office:value-type="float" office:value="10314" calcext:value-type="float">
            <text:p>10314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27" calcext:value-type="currency">
            <text:p>27,00 €</text:p>
          </table:table-cell>
          <table:table-cell table:style-name="ce28" office:value-type="currency" office:currency="EUR" office:value="10.04" calcext:value-type="currency">
            <text:p>10,0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3]+[.K23]+[.L23]" office:value-type="currency" office:currency="EUR" office:value="37.04" calcext:value-type="currency">
            <text:p>37,04 €</text:p>
          </table:table-cell>
          <table:table-cell table:style-name="ce28" table:formula="of:=[.N22]+[.M23]" office:value-type="currency" office:currency="EUR" office:value="439.19" calcext:value-type="currency">
            <text:p>439,19 €</text:p>
          </table:table-cell>
          <table:table-cell table:style-name="ce29" table:formula="of:=[.A23]*budgetjour-[.N23]" office:value-type="currency" office:currency="EUR" office:value="220.81" calcext:value-type="currency">
            <text:p>220,81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3" table:formula="of:=[.B23]+1" office:value-type="date" office:date-value="2021-06-23" calcext:value-type="date">
            <text:p>mer. 23 juin</text:p>
          </table:table-cell>
          <table:table-cell table:style-name="ce25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style-name="ce27" table:formula="of:=[.H23]+[.G24]" office:value-type="float" office:value="10854" calcext:value-type="float">
            <text:p>10854,00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office:value-type="currency" office:currency="EUR" office:value="4.69" calcext:value-type="currency">
            <text:p>4,6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4]+[.K24]+[.L24]" office:value-type="currency" office:currency="EUR" office:value="27.54" calcext:value-type="currency">
            <text:p>27,54 €</text:p>
          </table:table-cell>
          <table:table-cell table:style-name="ce28" table:formula="of:=[.N23]+[.M24]" office:value-type="currency" office:currency="EUR" office:value="466.73" calcext:value-type="currency">
            <text:p>466,73 €</text:p>
          </table:table-cell>
          <table:table-cell table:style-name="ce29" table:formula="of:=[.A24]*budgetjour-[.N24]" office:value-type="currency" office:currency="EUR" office:value="223.27" calcext:value-type="currency">
            <text:p>223,2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3" table:formula="of:=[.B24]+1" office:value-type="date" office:date-value="2021-06-24" calcext:value-type="date">
            <text:p>jeu. 24 juin</text:p>
          </table:table-cell>
          <table:table-cell table:style-name="ce25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style-name="ce27" table:formula="of:=[.H24]+[.G25]" office:value-type="float" office:value="10905" calcext:value-type="float">
            <text:p>10905,00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table:formula="of:=11.5+11.15" office:value-type="currency" office:currency="EUR" office:value="22.65" calcext:value-type="currency">
            <text:p>22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5]+[.K25]+[.L25]" office:value-type="currency" office:currency="EUR" office:value="45.5" calcext:value-type="currency">
            <text:p>45,50 €</text:p>
          </table:table-cell>
          <table:table-cell table:style-name="ce28" table:formula="of:=[.N24]+[.M25]" office:value-type="currency" office:currency="EUR" office:value="512.23" calcext:value-type="currency">
            <text:p>512,23 €</text:p>
          </table:table-cell>
          <table:table-cell table:style-name="ce29" table:formula="of:=[.A25]*budgetjour-[.N25]" office:value-type="currency" office:currency="EUR" office:value="207.77" calcext:value-type="currency">
            <text:p>207,7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3" table:formula="of:=[.B25]+1" office:value-type="date" office:date-value="2021-06-25" calcext:value-type="date">
            <text:p>ven. 25 juin</text:p>
          </table:table-cell>
          <table:table-cell table:style-name="ce25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style-name="ce27" table:formula="of:=[.H25]+[.G26]" office:value-type="float" office:value="11477" calcext:value-type="float">
            <text:p>11477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5.5" calcext:value-type="currency">
            <text:p>5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6]+[.K26]+[.L26]" office:value-type="currency" office:currency="EUR" office:value="17.2" calcext:value-type="currency">
            <text:p>17,20 €</text:p>
          </table:table-cell>
          <table:table-cell table:style-name="ce28" table:formula="of:=[.N25]+[.M26]" office:value-type="currency" office:currency="EUR" office:value="529.43" calcext:value-type="currency">
            <text:p>529,43 €</text:p>
          </table:table-cell>
          <table:table-cell table:style-name="ce29" table:formula="of:=[.A26]*budgetjour-[.N26]" office:value-type="currency" office:currency="EUR" office:value="220.57" calcext:value-type="currency">
            <text:p>220,5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3" table:formula="of:=[.B26]+1" office:value-type="date" office:date-value="2021-06-26" calcext:value-type="date">
            <text:p>sam. 26 juin</text:p>
          </table:table-cell>
          <table:table-cell table:style-name="ce25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style-name="ce27" table:formula="of:=[.H26]+[.G27]" office:value-type="float" office:value="12154" calcext:value-type="float">
            <text:p>12154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7.54" calcext:value-type="currency">
            <text:p>7,5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7]+[.K27]+[.L27]" office:value-type="currency" office:currency="EUR" office:value="19.24" calcext:value-type="currency">
            <text:p>19,24 €</text:p>
          </table:table-cell>
          <table:table-cell table:style-name="ce28" table:formula="of:=[.N26]+[.M27]" office:value-type="currency" office:currency="EUR" office:value="548.67" calcext:value-type="currency">
            <text:p>548,67 €</text:p>
          </table:table-cell>
          <table:table-cell table:style-name="ce29" table:formula="of:=[.A27]*budgetjour-[.N27]" office:value-type="currency" office:currency="EUR" office:value="231.33" calcext:value-type="currency">
            <text:p>231,3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table:formula="of:=[.B27]+1" office:value-type="date" office:date-value="2021-06-27" calcext:value-type="date">
            <text:p>dim. 27 juin</text:p>
          </table:table-cell>
          <table:table-cell table:style-name="ce25" table:formula="of:=[.D27]" office:value-type="string" office:string-value="Arnes" calcext:value-type="string">
            <text:p>Arnes</text:p>
          </table:table-cell>
          <table:table-cell table:number-columns-repeated="2"/>
          <table:table-cell table:formula="of:=[.F27]+[.E28]" office:value-type="float" office:value="1730" calcext:value-type="float">
            <text:p>1730</text:p>
          </table:table-cell>
          <table:table-cell/>
          <table:table-cell table:style-name="ce27" table:formula="of:=[.H27]+[.G28]" office:value-type="float" office:value="12154" calcext:value-type="float">
            <text:p>12154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8]+[.K28]+[.L28]" office:value-type="currency" office:currency="EUR" office:value="0" calcext:value-type="currency">
            <text:p>0,00 €</text:p>
          </table:table-cell>
          <table:table-cell table:style-name="ce28" table:formula="of:=[.N27]+[.M28]" office:value-type="currency" office:currency="EUR" office:value="548.67" calcext:value-type="currency">
            <text:p>548,67 €</text:p>
          </table:table-cell>
          <table:table-cell table:style-name="ce29" table:formula="of:=[.A28]*budgetjour-[.N28]" office:value-type="currency" office:currency="EUR" office:value="261.33" calcext:value-type="currency">
            <text:p>261,3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3" table:formula="of:=[.B28]+1" office:value-type="date" office:date-value="2021-06-28" calcext:value-type="date">
            <text:p>lun. 28 juin</text:p>
          </table:table-cell>
          <table:table-cell table:style-name="ce25"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1730" calcext:value-type="float">
            <text:p>1730</text:p>
          </table:table-cell>
          <table:table-cell/>
          <table:table-cell table:style-name="ce27" table:formula="of:=[.H28]+[.G29]" office:value-type="float" office:value="12154" calcext:value-type="float">
            <text:p>12154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9]+[.K29]+[.L29]" office:value-type="currency" office:currency="EUR" office:value="0" calcext:value-type="currency">
            <text:p>0,00 €</text:p>
          </table:table-cell>
          <table:table-cell table:style-name="ce28" table:formula="of:=[.N28]+[.M29]" office:value-type="currency" office:currency="EUR" office:value="548.67" calcext:value-type="currency">
            <text:p>548,67 €</text:p>
          </table:table-cell>
          <table:table-cell table:style-name="ce29" table:formula="of:=[.A29]*budgetjour-[.N29]" office:value-type="currency" office:currency="EUR" office:value="291.33" calcext:value-type="currency">
            <text:p>291,3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3" table:formula="of:=[.B29]+1" office:value-type="date" office:date-value="2021-06-29" calcext:value-type="date">
            <text:p>mar. 29 juin</text:p>
          </table:table-cell>
          <table:table-cell table:style-name="ce25"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1730" calcext:value-type="float">
            <text:p>1730</text:p>
          </table:table-cell>
          <table:table-cell/>
          <table:table-cell table:style-name="ce27" table:formula="of:=[.H29]+[.G30]" office:value-type="float" office:value="12154" calcext:value-type="float">
            <text:p>12154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0]+[.K30]+[.L30]" office:value-type="currency" office:currency="EUR" office:value="0" calcext:value-type="currency">
            <text:p>0,00 €</text:p>
          </table:table-cell>
          <table:table-cell table:style-name="ce28" table:formula="of:=[.N29]+[.M30]" office:value-type="currency" office:currency="EUR" office:value="548.67" calcext:value-type="currency">
            <text:p>548,67 €</text:p>
          </table:table-cell>
          <table:table-cell table:style-name="ce29" table:formula="of:=[.A30]*budgetjour-[.N30]" office:value-type="currency" office:currency="EUR" office:value="321.33" calcext:value-type="currency">
            <text:p>321,3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3" table:formula="of:=[.B30]+1" office:value-type="date" office:date-value="2021-06-30" calcext:value-type="date">
            <text:p>mer. 30 juin</text:p>
          </table:table-cell>
          <table:table-cell table:style-name="ce25"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1730" calcext:value-type="float">
            <text:p>1730</text:p>
          </table:table-cell>
          <table:table-cell table:number-columns-repeated="3"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1]+[.K31]+[.L31]" office:value-type="currency" office:currency="EUR" office:value="0" calcext:value-type="currency">
            <text:p>0,00 €</text:p>
          </table:table-cell>
          <table:table-cell table:style-name="ce28" table:formula="of:=[.N30]+[.M31]" office:value-type="currency" office:currency="EUR" office:value="548.67" calcext:value-type="currency">
            <text:p>548,67 €</text:p>
          </table:table-cell>
          <table:table-cell table:style-name="ce29" table:formula="of:=[.A31]*budgetjour-[.N31]" office:value-type="currency" office:currency="EUR" office:value="351.33" calcext:value-type="currency">
            <text:p>351,33 €</text:p>
          </table:table-cell>
          <table:table-cell table:style-name="ce30"/>
          <table:table-cell table:number-columns-repeated="1004"/>
        </table:table-row>
        <table:table-row table:style-name="ro2">
          <table:table-cell/>
          <table:table-cell table:style-name="ce23"/>
          <table:table-cell table:number-columns-repeated="7"/>
          <table:table-cell table:style-name="ce28" table:number-columns-repeated="6"/>
          <table:table-cell table:style-name="ce30"/>
          <table:table-cell table:number-columns-repeated="1004"/>
        </table:table-row>
        <table:table-row table:style-name="ro2">
          <table:table-cell/>
          <table:table-cell table:style-name="ce23" office:value-type="string" calcext:value-type="string">
            <text:p>Total</text:p>
          </table:table-cell>
          <table:table-cell table:number-columns-repeated="10"/>
          <table:table-cell table:style-name="ce28" table:formula="of:=SUM([.M2:.M24])" office:value-type="currency" office:currency="EUR" office:value="466.73" calcext:value-type="currency">
            <text:p>466,73 €</text:p>
          </table:table-cell>
          <table:table-cell/>
          <table:table-cell table:style-name="ce28" table:formula="of:=[.O35]*12" office:value-type="currency" office:currency="EUR" office:value="840" calcext:value-type="currency">
            <text:p>840,00 €</text:p>
          </table:table-cell>
          <table:table-cell table:number-columns-repeated="1005"/>
        </table:table-row>
        <table:table-row table:style-name="ro2">
          <table:table-cell table:number-columns-repeated="5"/>
          <table:table-cell office:value-type="string" calcext:value-type="string">
            <text:p>Moyenne</text:p>
          </table:table-cell>
          <table:table-cell table:number-columns-repeated="8"/>
          <table:table-cell table:style-name="ce28"/>
          <table:table-cell table:number-columns-repeated="1005"/>
        </table:table-row>
        <table:table-row table:style-name="ro2">
          <table:table-cell table:number-columns-repeated="12"/>
          <table:table-cell office:value-type="string" calcext:value-type="string">
            <text:p>Mensuel</text:p>
          </table:table-cell>
          <table:table-cell/>
          <table:table-cell table:style-name="ce28" office:value-type="currency" office:currency="EUR" office:value="70" calcext:value-type="currency">
            <text:p>70,00 €</text:p>
          </table:table-cell>
          <table:table-cell table:number-columns-repeated="1005"/>
        </table:table-row>
        <table:table-row table:style-name="ro2" table:number-rows-repeated="104854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31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 table:print="false">
        <table:table-column table:style-name="co15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burgeat (20k avant chaumeil)</text:p>
          </table:table-cell>
        </table:table-row>
        <table:table-row table:style-name="ro2">
          <table:table-cell/>
          <table:table-cell office:value-type="string" calcext:value-type="string">
            <text:p>beaulieu sur dordog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argentat (20k avant beaulieu)</text:p>
          </table:table-cell>
        </table:table-row>
        <table:table-row table:style-name="ro2">
          <table:table-cell/>
          <table:table-cell office:value-type="string" calcext:value-type="string">
            <text:p>larnago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mping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 style:data-style-name="N2" text:time-value="19:21:43.9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26T19:24:36.590000000</dc:date>
    <meta:editing-duration>P4DT2H9M</meta:editing-duration>
    <meta:editing-cycles>66</meta:editing-cycles>
    <meta:generator>LibreOffice/7.1.2.2$Windows_X86_64 LibreOffice_project/8a45595d069ef5570103caea1b71cc9d82b2aae4</meta:generator>
    <meta:document-statistic meta:table-count="2" meta:cell-count="468" meta:object-count="0"/>
    <meta:user-defined meta:name="Info 1"/>
    <meta:user-defined meta:name="Info 2"/>
    <meta:user-defined meta:name="Info 3"/>
    <meta:user-defined meta:name="Info 4"/>
  </office:meta>
</office:document-meta>
</file>